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1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5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1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3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5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6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0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1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6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8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0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3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5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6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58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59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4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0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3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4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7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2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4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7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9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3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4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6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09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1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3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4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17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18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2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4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27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28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2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0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1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3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5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8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9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1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3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7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8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9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0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1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2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4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8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9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0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1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2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3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4" style:family="text">
      <style:text-properties officeooo:rsid="0030463c"/>
    </style:style>
    <style:style style:name="T265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79" style:family="text">
      <style:text-properties fo:font-weight="normal" officeooo:rsid="00aa75c1" style:font-weight-asian="normal" style:font-weight-complex="normal"/>
    </style:style>
    <style:style style:name="T280" style:family="text">
      <style:text-properties fo:font-weight="normal" officeooo:rsid="008d8493" style:font-weight-asian="normal" style:font-weight-complex="normal"/>
    </style:style>
    <style:style style:name="T281" style:family="text">
      <style:text-properties fo:font-weight="normal" officeooo:rsid="009f0e7f" style:font-weight-asian="normal" style:font-weight-complex="normal"/>
    </style:style>
    <style:style style:name="T282" style:family="text">
      <style:text-properties fo:font-weight="normal" officeooo:rsid="008deecb" style:font-weight-asian="normal" style:font-weight-complex="normal"/>
    </style:style>
    <style:style style:name="T283" style:family="text">
      <style:text-properties fo:font-weight="normal" officeooo:rsid="004c7182" style:font-weight-asian="normal" style:font-weight-complex="normal"/>
    </style:style>
    <style:style style:name="T284" style:family="text">
      <style:text-properties fo:font-weight="normal" officeooo:rsid="0043858c" style:font-weight-asian="normal" style:font-weight-complex="normal"/>
    </style:style>
    <style:style style:name="T285" style:family="text">
      <style:text-properties fo:font-weight="normal" officeooo:rsid="0145520a" style:font-weight-asian="normal" style:font-weight-complex="normal"/>
    </style:style>
    <style:style style:name="T286" style:family="text">
      <style:text-properties fo:font-weight="normal" officeooo:rsid="0030463c" style:font-weight-asian="normal" style:font-weight-complex="normal"/>
    </style:style>
    <style:style style:name="T28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88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1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2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3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4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6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297" style:family="text">
      <style:text-properties officeooo:rsid="00072975"/>
    </style:style>
    <style:style style:name="T298" style:family="text">
      <style:text-properties officeooo:rsid="0053cdb5"/>
    </style:style>
    <style:style style:name="T299" style:family="text">
      <style:text-properties officeooo:rsid="0168b753"/>
    </style:style>
    <style:style style:name="T300" style:family="text">
      <style:text-properties officeooo:rsid="0118fd61"/>
    </style:style>
    <style:style style:name="T301" style:family="text">
      <style:text-properties officeooo:rsid="00e504a4"/>
    </style:style>
    <style:style style:name="T302" style:family="text">
      <style:text-properties officeooo:rsid="004c7182"/>
    </style:style>
    <style:style style:name="T303" style:family="text">
      <style:text-properties officeooo:rsid="004d8b35"/>
    </style:style>
    <style:style style:name="T30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7" style:family="text">
      <style:text-properties officeooo:rsid="0044ae78"/>
    </style:style>
    <style:style style:name="T308" style:family="text">
      <style:text-properties officeooo:rsid="008d8493"/>
    </style:style>
    <style:style style:name="T309" style:family="text">
      <style:text-properties style:font-name="Liberation Serif" officeooo:rsid="0044ae78"/>
    </style:style>
    <style:style style:name="T310" style:family="text">
      <style:text-properties style:text-underline-style="solid" style:text-underline-width="auto" style:text-underline-color="font-color" officeooo:rsid="000a08d6"/>
    </style:style>
    <style:style style:name="T311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4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1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9" style:family="text">
      <style:text-properties style:text-underline-style="none" fo:font-weight="normal" officeooo:rsid="00da04e3" style:font-weight-asian="normal" style:font-weight-complex="normal"/>
    </style:style>
    <style:style style:name="T320" style:family="text">
      <style:text-properties style:text-underline-style="none" fo:font-weight="normal" officeooo:rsid="008deecb" style:font-weight-asian="normal" style:font-weight-complex="normal"/>
    </style:style>
    <style:style style:name="T321" style:family="text">
      <style:text-properties style:text-underline-style="none" fo:font-weight="normal" officeooo:rsid="0070ec7d" style:font-weight-asian="normal" style:font-weight-complex="normal"/>
    </style:style>
    <style:style style:name="T322" style:family="text">
      <style:text-properties style:text-underline-style="none" fo:font-weight="normal" officeooo:rsid="0097fbd1" style:font-weight-asian="normal" style:font-weight-complex="normal"/>
    </style:style>
    <style:style style:name="T323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6" style:family="text">
      <style:text-properties officeooo:rsid="0030e0a1"/>
    </style:style>
    <style:style style:name="T337" style:family="text">
      <style:text-properties officeooo:rsid="0078a2da"/>
    </style:style>
    <style:style style:name="T338" style:family="text">
      <style:text-properties style:text-underline-style="solid" style:text-underline-width="auto" style:text-underline-color="font-color" officeooo:rsid="00061718"/>
    </style:style>
    <style:style style:name="T339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0" style:family="text">
      <style:text-properties style:text-underline-style="none" fo:font-weight="normal" officeooo:rsid="0008bf16" style:font-weight-asian="normal" style:font-weight-complex="normal"/>
    </style:style>
    <style:style style:name="T341" style:family="text">
      <style:text-properties style:text-underline-style="none" fo:font-weight="normal" officeooo:rsid="0030e0a1" style:font-weight-asian="normal" style:font-weight-complex="normal"/>
    </style:style>
    <style:style style:name="T342" style:family="text">
      <style:text-properties style:text-underline-style="none" fo:font-weight="normal" officeooo:rsid="003574fe" style:font-weight-asian="normal" style:font-weight-complex="normal"/>
    </style:style>
    <style:style style:name="T343" style:family="text">
      <style:text-properties style:text-underline-style="none" fo:font-weight="normal" officeooo:rsid="00e504a4" style:font-weight-asian="normal" style:font-weight-complex="normal"/>
    </style:style>
    <style:style style:name="T344" style:family="text">
      <style:text-properties style:text-underline-style="none" fo:font-weight="normal" officeooo:rsid="004e0ee6" style:font-weight-asian="normal" style:font-weight-complex="normal"/>
    </style:style>
    <style:style style:name="T345" style:family="text">
      <style:text-properties style:text-underline-style="none" fo:font-weight="normal" officeooo:rsid="00f60c80" style:font-weight-asian="normal" style:font-weight-complex="normal"/>
    </style:style>
    <style:style style:name="T346" style:family="text">
      <style:text-properties style:text-underline-style="none" fo:font-weight="normal" officeooo:rsid="010d15dd" style:font-weight-asian="normal" style:font-weight-complex="normal"/>
    </style:style>
    <style:style style:name="T347" style:family="text">
      <style:text-properties fo:font-weight="normal" officeooo:rsid="004e0ee6" style:font-weight-asian="normal" style:font-weight-complex="normal"/>
    </style:style>
    <style:style style:name="T348" style:family="text">
      <style:text-properties fo:font-weight="normal" officeooo:rsid="0118fd61" style:font-weight-asian="normal" style:font-weight-complex="normal"/>
    </style:style>
    <style:style style:name="T349" style:family="text">
      <style:text-properties fo:font-weight="normal" officeooo:rsid="006e9e53" style:font-weight-asian="normal" style:font-weight-complex="normal"/>
    </style:style>
    <style:style style:name="T350" style:family="text">
      <style:text-properties fo:font-weight="normal" officeooo:rsid="003db249" style:font-weight-asian="normal" style:font-weight-complex="normal"/>
    </style:style>
    <style:style style:name="T351" style:family="text">
      <style:text-properties fo:font-weight="normal" officeooo:rsid="012e1997" style:font-weight-asian="normal" style:font-weight-complex="normal"/>
    </style:style>
    <style:style style:name="T352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3" style:family="text">
      <style:text-properties style:text-underline-style="none" fo:font-weight="normal" officeooo:rsid="014a887b" style:font-weight-asian="normal" style:font-weight-complex="normal"/>
    </style:style>
    <style:style style:name="T354" style:family="text">
      <style:text-properties style:text-underline-style="none" fo:font-weight="normal" officeooo:rsid="0147d121" style:font-weight-asian="normal" style:font-weight-complex="normal"/>
    </style:style>
    <style:style style:name="T355" style:family="text">
      <style:text-properties style:text-underline-style="none" fo:font-weight="normal" officeooo:rsid="0147e4d3" style:font-weight-asian="normal" style:font-weight-complex="normal"/>
    </style:style>
    <style:style style:name="T356" style:family="text">
      <style:text-properties style:text-underline-style="none" fo:font-weight="normal" style:font-weight-asian="normal" style:font-weight-complex="normal"/>
    </style:style>
    <style:style style:name="T357" style:family="text">
      <style:text-properties officeooo:rsid="00061718"/>
    </style:style>
    <style:style style:name="T358" style:family="text">
      <style:text-properties fo:font-weight="normal" officeooo:rsid="00072975" style:font-weight-asian="normal" style:font-weight-complex="normal"/>
    </style:style>
    <style:style style:name="T359" style:family="text">
      <style:text-properties fo:font-weight="normal" officeooo:rsid="011a3dc9" style:font-weight-asian="normal" style:font-weight-complex="normal"/>
    </style:style>
    <style:style style:name="T360" style:family="text">
      <style:text-properties fo:font-weight="normal" officeooo:rsid="011b937a" style:font-weight-asian="normal" style:font-weight-complex="normal"/>
    </style:style>
    <style:style style:name="T361" style:family="text">
      <style:text-properties style:text-underline-style="none" fo:font-weight="normal" officeooo:rsid="0092b48e" style:font-weight-asian="normal" style:font-weight-complex="normal"/>
    </style:style>
    <style:style style:name="T362" style:family="text">
      <style:text-properties fo:font-weight="normal" officeooo:rsid="0092b48e" style:font-weight-asian="normal" style:font-weight-complex="normal"/>
    </style:style>
    <style:style style:name="T363" style:family="text">
      <style:text-properties fo:font-weight="normal" officeooo:rsid="005ccf0d" style:font-weight-asian="normal" style:font-weight-complex="normal"/>
    </style:style>
    <style:style style:name="T364" style:family="text">
      <style:text-properties fo:font-weight="normal" officeooo:rsid="0032041a" style:font-weight-asian="normal" style:font-weight-complex="normal"/>
    </style:style>
    <style:style style:name="T365" style:family="text">
      <style:text-properties fo:font-weight="normal" officeooo:rsid="0040d982" style:font-weight-asian="normal" style:font-weight-complex="normal"/>
    </style:style>
    <style:style style:name="T366" style:family="text">
      <style:text-properties officeooo:rsid="0145520a"/>
    </style:style>
    <style:style style:name="T367" style:family="text">
      <style:text-properties officeooo:rsid="00745ad9"/>
    </style:style>
    <style:style style:name="T368" style:family="text">
      <style:text-properties style:text-underline-style="none" fo:font-weight="normal" officeooo:rsid="00072975" style:font-weight-asian="normal" style:font-weight-complex="normal"/>
    </style:style>
    <style:style style:name="T369" style:family="text">
      <style:text-properties style:text-underline-style="none" fo:font-weight="normal" officeooo:rsid="00cd8f65" style:font-weight-asian="normal" style:font-weight-complex="normal"/>
    </style:style>
    <style:style style:name="T370" style:family="text">
      <style:text-properties fo:font-weight="normal" officeooo:rsid="00745ad9" style:font-weight-asian="normal" style:font-weight-complex="normal"/>
    </style:style>
    <style:style style:name="T371" style:family="text">
      <style:text-properties fo:font-weight="normal" officeooo:rsid="0140ac1e" style:font-weight-asian="normal" style:font-weight-complex="normal"/>
    </style:style>
    <style:style style:name="T372" style:family="text">
      <style:text-properties officeooo:rsid="0140ac1e"/>
    </style:style>
    <style:style style:name="T373" style:family="text">
      <style:text-properties style:text-position="super 58%"/>
    </style:style>
    <style:style style:name="T374" style:family="text">
      <style:text-properties officeooo:rsid="00194778"/>
    </style:style>
    <style:style style:name="T375" style:family="text">
      <style:text-properties fo:font-weight="normal" officeooo:rsid="00194778" style:font-weight-asian="normal" style:font-weight-complex="normal"/>
    </style:style>
    <style:style style:name="T376" style:family="text">
      <style:text-properties style:text-underline-style="none" fo:font-weight="normal" officeooo:rsid="0013b216" style:font-weight-asian="normal" style:font-weight-complex="normal"/>
    </style:style>
    <style:style style:name="T377" style:family="text">
      <style:text-properties style:text-underline-style="none" fo:font-weight="normal" officeooo:rsid="0053cdb5" style:font-weight-asian="normal" style:font-weight-complex="normal"/>
    </style:style>
    <style:style style:name="T378" style:family="text">
      <style:text-properties fo:font-weight="normal" officeooo:rsid="0053cdb5" style:font-weight-asian="normal" style:font-weight-complex="normal"/>
    </style:style>
    <style:style style:name="T379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0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1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5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0">3</text:span><text:span text:style-name="T118"> in which I had a major role. </text:span><text:span text:style-name="T12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6">. </text:span><text:span text:style-name="T127">I have highlighted some of my best work with a ★. </text:span><text:span text:style-name="T128">P</text:span><text:span text:style-name="T129">apers </text:span><text:span text:style-name="T128">led by students under my supervision</text:span><text:span text:style-name="T129"> are marked with a</text:span><text:span text:style-name="T130"> </text:span><text:span text:style-name="T131">†</text:span><text:span text:style-name="T132">.</text:span></text:p>
      <text:p text:style-name="P46">Pre-prints</text:p>
      <text:list text:style-name="L1">
        <text:list-item>
          <text:p text:style-name="P47"><text:span text:style-name="T131">N</text:span><text:span text:style-name="T133">amumba, Ianjamasimanana, Koribalski, Bosma, Athanassoula, Carignan, Jozsa, Kamphuis, Deane, Sikhosana, Verdes-Montenegro, Sorgho, Ndaliso, Amram, Brinks, Chemin, Combes, de Blok, Deg, English, Healy, Kurapati, Marasco, McGaugh, </text:span><text:span text:style-name="T134">Oman</text:span><text:span text:style-name="T133">, Spekkens, Veronese and Wong (2025). </text:span><text:span text:style-name="T135">Investigating the HI distribution and kinematics of ESO444-G084 and [KKS2000]23: New insights from the MHONGOOSE survey.</text:span><text:span text:style-name="T133"> A&amp;A, submitted.</text:span></text:p>
        </text:list-item>
        <text:list-item>
          <text:p text:style-name="P48"><text:span text:style-name="T131">P</text:span><text:span text:style-name="T133">onomareva, Mancera <text:s/></text:span><text:span text:style-name="T131">Pi</text:span><text:span text:style-name="T136">ñ</text:span><text:span text:style-name="T137">a, </text:span><text:span text:style-name="T138">Glowacki, Desmond, Jarvis, Varasteanu, Yasin, Heywood, Maddox, Adams, Baes, Gebek, Kurapati, Maksymowicz-Maciata, </text:span><text:span text:style-name="T139">Oman</text:span><text:span text:style-name="T138">, Pan, Prandoni, Rajohnson, Ruffa and Spekkens (2025). </text:span><text:span text:style-name="T140">MIGHTEE-HI: Rotation curves, mass models and dark matter properties.</text:span><text:span text:style-name="T138"> MNRAS, submitted.</text:span></text:p>
        </text:list-item>
        <text:list-item>
          <text:p text:style-name="P49"><text:span text:style-name="T131">H</text:span><text:span text:style-name="T133">ank, Verheijen, Blyth, Dav</text:span><text:span text:style-name="T141">é, </text:span><text:span text:style-name="T134">Oman</text:span><text:span text:style-name="T133">, Deg and Glowacki (2025). </text:span><text:span text:style-name="T135">HI asymmetries in spatially resolved SIMBA galaxies.</text:span><text:span text:style-name="T133"> MNRAS, submitted.</text:span></text:p>
        </text:list-item>
        <text:list-item>
          <text:p text:style-name="P50"><text:span text:style-name="T131">R</text:span><text:span text:style-name="T133">iley, Shipp, Simpson, Bieri, Fattahi, Brown, </text:span><text:span text:style-name="T134">Oman</text:span><text:span text:style-name="T133">, Fragkoudi, Gómez, Grand and Marinacci (202</text:span><text:span text:style-name="T142">5</text:span><text:span text:style-name="T133">). </text:span><text:span text:style-name="T135">Auriga Streams I: distrupting satellites surrounding Milky Way-mass haloes at multiple resolutions.</text:span><text:span text:style-name="T133"> MNRAS, submitted. [arxiv:2410.09144]</text:span></text:p>
        </text:list-item>
      </text:list>
      <text:p text:style-name="P51"><text:soft-page-break/>Refereed publications in primary journals</text:p>
      <text:list text:continue-numbering="true" text:style-name="L1">
        <text:list-item>
          <text:p text:style-name="P52"><text:span text:style-name="T131">† </text:span><text:span text:style-name="T143">Visser-Zadvornyi, Carstairs, </text:span><text:span text:style-name="T144">Oman</text:span><text:span text:style-name="T143"> and Verheijen (2025).</text:span><text:span text:style-name="T145"> Star formation and stellar &amp; AGN feedback in the absence of accretion, not gas stripping, set the quenching timescale in satellite galaxies. </text:span><text:span text:style-name="T143">MNRAS, </text:span><text:span text:style-name="T146">accepted</text:span><text:span text:style-name="T143">. [arxiv:</text:span><text:span text:style-name="T131">2503.15183</text:span><text:span text:style-name="T143">]</text:span></text:p>
        </text:list-item>
        <text:list-item>
          <text:p text:style-name="P53"><text:span text:style-name="T131">O’</text:span><text:span text:style-name="T141">Beirne, Staveley-Smith, Kilborn, Wong, Westmeier, Cluver, Bekki, Deg, Dénes, For, Lee-Waddell, Murugeshan, </text:span><text:span text:style-name="T147">Oman</text:span><text:span text:style-name="T148">,</text:span><text:span text:style-name="T141"> Rhee, Shen </text:span><text:span text:style-name="T148">and</text:span><text:span text:style-name="T141"> </text:span><text:span text:style-name="T148">Taylor (202</text:span><text:span text:style-name="T142">5</text:span><text:span text:style-name="T148">)</text:span><text:span text:style-name="T141">. </text:span><text:span text:style-name="T149">WALLABY pilot survey: properties of HI-selected dark sources and low surface brightness galaxies”</text:span><text:span text:style-name="T148">. PASA, </text:span><text:span text:style-name="T150">accepted</text:span><text:span text:style-name="T148">. </text:span><text:span text:style-name="T150">[arxiv:2505.04299]</text:span></text:p>
        </text:list-item>
        <text:list-item>
          <text:p text:style-name="P54"><text:span text:style-name="T131">Marasco, de Blok, Maccagni, Fraternali, </text:span><text:span text:style-name="T151">Oman</text:span><text:span text:style-name="T131">, Oosterloo, Combes, McGaugh, Kamphuis, Spekkens, Kleiner, Veronese, Amram, Chemin and Brinks (202</text:span><text:span text:style-name="T142">5</text:span><text:span text:style-name="T131">). </text:span><text:span text:style-name="T152">HI within and around observed and simulated galaxy discs – Comparing MeerKAT observations with mock data from TNG50 and FIRE-2</text:span><text:span text:style-name="T131">. A&amp;A, </text:span><text:span text:style-name="T153">accepted</text:span><text:span text:style-name="T131">. </text:span><text:span text:style-name="T153">[arxiv:2503.03818]</text:span></text:p>
        </text:list-item>
        <text:list-item>
          <text:p text:style-name="P55"><text:span text:style-name="T154">Perron-Cormier, Deg, Spekkens, Richardson, Glowacki, Verheijen, Hank, Blyth, </text:span><text:span text:style-name="T155">Oman</text:span><text:span text:style-name="T156">,</text:span><text:span text:style-name="T154"> Dénes, Rhee, Elagali, Shen, Raja, Lee-Waddell and Westmeier (2025). </text:span><text:span text:style-name="T157">WALLABY pilot survey &amp; Asymba: Comparing HI detection asymmetries to the SIMBA simulation.</text:span><text:span text:style-name="T154"> AJ </text:span><text:span text:style-name="T158">169: 114</text:span><text:span text:style-name="T154">. </text:span><text:span text:style-name="T159">[arxiv:2501.09547]</text:span></text:p>
        </text:list-item>
        <text:list-item>
          <text:p text:style-name="P56"><text:span text:style-name="T154">A</text:span><text:span text:style-name="T160">mvrosiadis, Lange, Nightingale, He, Frenk, </text:span><text:span text:style-name="T161">Oman</text:span><text:span text:style-name="T160">, Smail, Swinbank, Fragkoudi, Gadotti, Cole, Borsato, Robertson, Massey, Cao and Li (202</text:span><text:span text:style-name="T162">4</text:span><text:span text:style-name="T160">). </text:span><text:span text:style-name="T163">The onset of bar formation in a massive galaxy at z~3.8.</text:span><text:span text:style-name="T160"> MNRAS </text:span><text:span text:style-name="T164">537: 1163</text:span><text:span text:style-name="T160">. </text:span><text:span text:style-name="T165">[arxiv:2404.01918]</text:span></text:p>
        </text:list-item>
        <text:list-item>
          <text:p text:style-name="P56"><text:span text:style-name="T154">Maccagni, de Blok, Mancera Pi</text:span><text:span text:style-name="T166">ñ</text:span><text:span text:style-name="T167">a, Ragusa, Iodice, Spavone, McGaugh, </text:span><text:span text:style-name="T168">Oman</text:span><text:span text:style-name="T167">, Oosterloo, Koribalski, Adams, Amram, Bosma, Bigiel, Brinks, Chemin, Combes, Gibson, Healy, Holwerda, J</text:span><text:span text:style-name="T154">ó</text:span><text:span text:style-name="T167">zsa, Kamphuis, Kleiner, Kurapati, Marasco, Spekkens, Veronese, Walter, Zabel and Zijlstra (2024). </text:span><text:span text:style-name="T169">MHONGOOSE discovery of a gas-rich low-surface brightness galaxy in the Dorado Group</text:span><text:span text:style-name="T167">. A&amp;A </text:span><text:span text:style-name="T170">690: 69</text:span><text:span text:style-name="T167">. </text:span><text:span text:style-name="T171">[arxiv:2405.17000]</text:span></text:p>
        </text:list-item>
        <text:list-item>
          <text:p text:style-name="P57"><text:span text:style-name="T131">De Blok, Healy, Maccagni, Pisano, Bosma, English, Jarrett, Marasco, Meurer, Veronese, Bigiel, Chemin, Fraternali, Holwerfa, Kamphuis, K</text:span><text:span text:style-name="T137">löckner, Kleiner, Leroy, Mogotsi, </text:span><text:span text:style-name="T168">Oman</text:span><text:span text:style-name="T13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2">MHONGOOSE – A MeerKAT Nearby Galaxy H</text:span><text:span text:style-name="T173">i</text:span><text:span text:style-name="T172"> Survey.</text:span><text:span text:style-name="T137"> A&amp;A </text:span><text:span text:style-name="T174">688: A109</text:span><text:span text:style-name="T137">. </text:span><text:span text:style-name="T175">[arxiv:2404.01774]</text:span></text:p>
        </text:list-item>
        <text:list-item>
          <text:p text:style-name="P58"><text:span text:style-name="T151">Oman</text:span><text:span text:style-name="T154">, Frenk, Crain, Lovell and Pfeffer (2024). </text:span><text:span text:style-name="T157">A warm dark matter cosmogony may yield more low-mass galaxy detections in 21-cm surveys than a cold dark matter one.</text:span><text:span text:style-name="T154"> MNRAS </text:span><text:span text:style-name="T176">533: 67</text:span><text:span text:style-name="T177">.</text:span><text:span text:style-name="T154"> </text:span><text:span text:style-name="T178">[arxiv:2401.11878]</text:span></text:p>
        </text:list-item>
        <text:list-item>
          <text:p text:style-name="P59"><text:span text:style-name="T154">Brown, Fattahi, McCarthy, Font, </text:span><text:span text:style-name="T151">Oman</text:span><text:span text:style-name="T154"> and Riley (2024). </text:span><text:span text:style-name="T157">ARTEMIS emulator: exploring the effect of cosmology and galaxy formation physics on Milky Way-mass haloes and their satellites</text:span><text:span text:style-name="T154">. MNRAS </text:span><text:span text:style-name="T177">532: 1223</text:span><text:span text:style-name="T154">. </text:span><text:span text:style-name="T179">[arxiv:2403.11692]</text:span></text:p>
        </text:list-item>
        <text:list-item>
          <text:p text:style-name="P60"><text:span text:style-name="T151">Oman</text:span><text:span text:style-name="T154"> and Riley (2024). </text:span><text:span text:style-name="T157">An overlooked source of uncertainty in the mass of the Milky Way.</text:span><text:span text:style-name="T154"> MNRAS Letters </text:span><text:span text:style-name="T180">532: 48</text:span><text:span text:style-name="T154">. </text:span><text:span text:style-name="T181">[arxiv:2404.03726]</text:span></text:p>
        </text:list-item>
        <text:list-item>
          <text:p text:style-name="P61"><text:soft-page-break/><text:span text:style-name="T154">Jones, Sand, Karunakaran, Spekkens, </text:span><text:span text:style-name="T151">Oman</text:span><text:span text:style-name="T154">, Bennet, Besla, Crnojević, Cuillandre, Fielder, Gwyn and Mutlu-Pakdil (2023). </text:span><text:span text:style-name="T157">Gas and star formation in satellites of Milky Way analogs.</text:span><text:span text:style-name="T154"> ApJ </text:span><text:span text:style-name="T182">966: 93</text:span><text:span text:style-name="T154">. </text:span><text:span text:style-name="T183">[arxiv:2311.02152]</text:span></text:p>
        </text:list-item>
        <text:list-item>
          <text:p text:style-name="P62"><text:span text:style-name="T131">† Sirks, Harvey, Massey, </text:span><text:span text:style-name="T151">Oman</text:span><text:span text:style-name="T131">, Robertson, Frenk, Everett, Gill and McCleary (2023). </text:span><text:span text:style-name="T152">Hydrodynamical simulations of merging galaxy clusters: giant dark matter particle colliders, powered by gravity</text:span><text:span text:style-name="T131">. MNRAS </text:span><text:span text:style-name="T184">530: 3160</text:span><text:span text:style-name="T185">. </text:span><text:span text:style-name="T184">[arxiv:2405.00140]</text:span></text:p>
        </text:list-item>
        <text:list-item>
          <text:p text:style-name="P63"><text:span text:style-name="T131">P</text:span><text:span text:style-name="T133">uglisi, Dudzevičiūtė, Swinbank, Gillman, Tiley, Cirasuolo, Cortese, Glazebrook, Harrison, Ibar, Molina, Obreschkow, </text:span><text:span text:style-name="T134">Oman</text:span><text:span text:style-name="T133">, Schaller, Shankar and Sharples (2023). </text:span><text:span text:style-name="T135">KURVS: The outer rotation curve shapes and dark matter fractions of z~1.5 star-forming galaxies.</text:span><text:span text:style-name="T133"> MNRAS </text:span><text:span text:style-name="T186">524: 2814</text:span><text:span text:style-name="T133">. </text:span><text:span text:style-name="T187">[arxiv:2305.04382]</text:span></text:p>
        </text:list-item>
        <text:list-item>
          <text:p text:style-name="P64"><text:span text:style-name="T131">† </text:span><text:span text:style-name="T188">Brooks, </text:span><text:span text:style-name="T189">Oman</text:span><text:span text:style-name="T188"> and Frenk (202</text:span><text:span text:style-name="T190">3</text:span><text:span text:style-name="T188">). </text:span><text:span text:style-name="T191">The North-South asymmetry of the ALFALFA HI velocity width function</text:span><text:span text:style-name="T188">. MNRAS </text:span><text:span text:style-name="T187">522: 4043</text:span><text:span text:style-name="T188">. [arxiv:2211.08092]</text:span></text:p>
        </text:list-item>
        <text:list-item>
          <text:p text:style-name="P64"><text:span text:style-name="T131">† </text:span><text:span text:style-name="T187">Downing and </text:span><text:span text:style-name="T192">Oman</text:span><text:span text:style-name="T187"> (2023). </text:span><text:span text:style-name="T193">The many reasons that the rotation curves of low-mass galaxies can fail as tracers of their matter distributions.</text:span><text:span text:style-name="T187"> MNRAS 522: 3318. [arxiv:2301.05242]</text:span></text:p>
        </text:list-item>
        <text:list-item>
          <text:p text:style-name="P65"><text:span text:style-name="T131">R</text:span><text:span text:style-name="T188">eeves, Hudson and </text:span><text:span text:style-name="T189">Oman</text:span><text:span text:style-name="T188"> (202</text:span><text:span text:style-name="T190">3</text:span><text:span text:style-name="T188">). </text:span><text:span text:style-name="T191">Constraining satellite quenching timescales in galaxy clusters by forward-modelling stellar ages and quiescent fractions in projected phase space.</text:span><text:span text:style-name="T188"> MNRAS </text:span><text:span text:style-name="T187">522: 1779</text:span><text:span text:style-name="T188">. [arxiv:2211.09145]</text:span></text:p>
        </text:list-item>
        <text:list-item>
          <text:p text:style-name="P66"><text:span text:style-name="T131">† </text:span><text:span text:style-name="T137">Roper, </text:span><text:span text:style-name="T168">Oman</text:span><text:span text:style-name="T137">, Frenk, Ben</text:span><text:span text:style-name="T131">ítez-Llambay, Navarro and Santos-Santos (202</text:span><text:span text:style-name="T190">3</text:span><text:span text:style-name="T131">). </text:span><text:span text:style-name="T152">The diversity of rotation curves of simulated galaxies with cusps and cores</text:span><text:span text:style-name="T131">. MNRAS</text:span><text:span text:style-name="T194"> </text:span><text:span text:style-name="T187">521: 1316</text:span><text:span text:style-name="T131">. [arxiv:2203.16652]</text:span></text:p>
        </text:list-item>
        <text:list-item>
          <text:p text:style-name="P67"><text:span text:style-name="T195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6">Oman</text:span><text:span text:style-name="T195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97">(2022)</text:span><text:span text:style-name="T195">. </text:span><text:span text:style-name="T198">The Astropy project: Sustaining and growing a community-oriented open-source project and the latest major release (v5.0) of the core package.</text:span><text:span text:style-name="T195"> ApJ </text:span><text:span text:style-name="T188">935: 167</text:span><text:span text:style-name="T195">. </text:span><text:span text:style-name="T199">[arxiv:</text:span><text:span text:style-name="T200">2206.14220</text:span><text:span text:style-name="T199">]</text:span></text:p>
        </text:list-item>
        <text:list-item>
          <text:p text:style-name="P68"><text:span text:style-name="T201">Bilimogga, </text:span><text:span text:style-name="T202">Oman</text:span><text:span text:style-name="T201">, Verheijen and van der Hulst (2021). </text:span><text:span text:style-name="T203">Using EAGLE simulations to study the effect of observational constraints on determination of HI asymmetries in galaxies</text:span><text:span text:style-name="T201">. MNRAS </text:span><text:span text:style-name="T204">513: 5310</text:span><text:span text:style-name="T201">. [arxiv:2205.00675]</text:span></text:p>
        </text:list-item>
        <text:list-item>
          <text:p text:style-name="P69"><text:soft-page-break/><text:span text:style-name="T205">Mancera</text:span><text:span text:style-name="T206">-Piña</text:span><text:span text:style-name="T207">, </text:span><text:span text:style-name="T205">Fraternali, Oosterloo, Adams, </text:span><text:span text:style-name="T208">Oman</text:span><text:span text:style-name="T205"> and Leisman (202</text:span><text:span text:style-name="T209">2</text:span><text:span text:style-name="T205">). </text:span><text:span text:style-name="T210">No need for dark matter: resolved kinematics of the ultra-diffuse galaxy AGC 114905.</text:span><text:span text:style-name="T205"> MNRAS</text:span><text:span text:style-name="T211"> 512: 3230</text:span><text:span text:style-name="T205">. [arxiv:</text:span><text:span text:style-name="T209">2112.00017</text:span><text:span text:style-name="T205">]</text:span></text:p>
        </text:list-item>
        <text:list-item>
          <text:p text:style-name="P69"><text:span text:style-name="T195">† </text:span><text:span text:style-name="T205">Sirks, </text:span><text:span text:style-name="T208">Oman</text:span><text:span text:style-name="T205">, Robertson, Massey and Frenk (2021). </text:span><text:span text:style-name="T210">The effects of self-interacting dark matter on the stripping of galaxies that fall into clusters</text:span><text:span text:style-name="T205">. MNRAS </text:span><text:span text:style-name="T211">511: 5927</text:span><text:span text:style-name="T205">. [arxiv:2109.03257]</text:span></text:p>
        </text:list-item>
        <text:list-item>
          <text:p text:style-name="P70"><text:span text:style-name="T212">Oman</text:span><text:span text:style-name="T213"> (202</text:span><text:span text:style-name="T214">2</text:span><text:span text:style-name="T213">). </text:span><text:span text:style-name="T215">The ALFALFA </text:span><text:span text:style-name="T216">HI</text:span><text:span text:style-name="T215"> velocity width function.</text:span><text:span text:style-name="T213"> MNRAS </text:span><text:span text:style-name="T217">509:</text:span><text:span text:style-name="T213"> </text:span><text:span text:style-name="T217">3268</text:span><text:span text:style-name="T213">. [arxiv:2108.08856]</text:span></text:p>
        </text:list-item>
        <text:list-item>
          <text:p text:style-name="P70"><text:span text:style-name="T218">K</text:span><text:span text:style-name="T219">arunakaran, Spekkens, </text:span><text:span text:style-name="T220">Oman</text:span><text:span text:style-name="T219">, Simpson, Fattahi, Sand, Bennet, Crnojevi</text:span><text:span text:style-name="T221">ć</text:span><text:span text:style-name="T219">, Frenk, G</text:span><text:span text:style-name="T221">ó</text:span><text:span text:style-name="T219">mez, Grand, Jones, Marinacci, Mutlu-Pakdil, Navarro </text:span><text:span text:style-name="T222">and</text:span><text:span text:style-name="T219"> Zaritsky (2021). </text:span><text:span text:style-name="T223">Satellites around Milky Way analogs: Tension in the number and fraction of quiescent satellites seen in observations versus simulations.</text:span><text:span text:style-name="T219"> ApJ </text:span><text:span text:style-name="T224">916: 19</text:span><text:span text:style-name="T219">. [arxiv:2105.09321]</text:span></text:p>
        </text:list-item>
        <text:list-item>
          <text:p text:style-name="P71"><text:span text:style-name="T225">† </text:span><text:span text:style-name="T219">Upadhyay, </text:span><text:span text:style-name="T220">Oman</text:span><text:span text:style-name="T219"> </text:span><text:span text:style-name="T222">and</text:span><text:span text:style-name="T226"> </text:span><text:span text:style-name="T219">Trager (2021). </text:span><text:span text:style-name="T223">Star formation histories of Coma Cluster galaxies matched to simulated orbits hint at quenching around first pericenter.</text:span><text:span text:style-name="T219"> A&amp;A </text:span><text:span text:style-name="T224">652: A16</text:span><text:span text:style-name="T219">. [arxiv:2104.04388]</text:span></text:p>
        </text:list-item>
        <text:list-item>
          <text:p text:style-name="P71"><text:span text:style-name="T218">Brouwer, </text:span><text:span text:style-name="T227">Oman</text:span><text:span text:style-name="T218">, </text:span><text:span text:style-name="T228">Valentijn, Bilicki, Heymans, Hoekstra, Napolitano, Roy, Tortora, Wright, Asgari, van den Busch, Dvornik, Erben, Giblin, Graham, Hildebrandt, Hopkins, Kannawadi, Kuijken, Liske, Shan, Tr</text:span><text:span text:style-name="T229">ö</text:span><text:span text:style-name="T228">ster and Visser (202</text:span><text:span text:style-name="T230">1</text:span><text:span text:style-name="T228">). </text:span><text:span text:style-name="T231">The weak lensing radial acceleration relation: Constraining modified gravity and cold dark matter theories with KiDS-1000.</text:span><text:span text:style-name="T228"> A&amp;A </text:span><text:span text:style-name="T230">650: A113</text:span><text:span text:style-name="T228">. </text:span><text:span text:style-name="T230">[arxiv:2106.11677]</text:span></text:p>
        </text:list-item>
        <text:list-item>
          <text:p text:style-name="P72"><text:span text:style-name="T232">B</text:span><text:span text:style-name="T233">oard, Bozorgnia, Strigari, Grand, Fattahi, Frenk, Marinacci, Navarro and </text:span><text:span text:style-name="T234">Oman</text:span><text:span text:style-name="T233"> (2021). </text:span><text:span text:style-name="T235">Velocity-dependent J-factors for annihilation radiation from cosmological simulations.</text:span><text:span text:style-name="T233"> JCAP 2021-04: 70. </text:span><text:span text:style-name="T236">[arxiv:</text:span><text:span text:style-name="T233">2101.06284</text:span><text:span text:style-name="T236">]</text:span></text:p>
        </text:list-item>
        <text:list-item>
          <text:p text:style-name="P72"><text:span text:style-name="T237">★ Oman</text:span><text:span text:style-name="T238">, Bahé, Healy, Hess, Hudson and Verheijen (2021). </text:span><text:span text:style-name="T239">A homogeneous measurement of the delay between the onsets of gas stripping and star formation quenching in satellite galaxies of groups and clusters.</text:span><text:span text:style-name="T238"> MNRAS </text:span><text:span text:style-name="T240">501: 5073</text:span><text:span text:style-name="T238">. [arxiv:2009.00667]</text:span></text:p>
        </text:list-item>
        <text:list-item>
          <text:p text:style-name="P72"><text:span text:style-name="T238">Deason, </text:span><text:span text:style-name="T237">Oman</text:span><text:span text:style-name="T238">, Fattahi, Schaller, Jauzac, Zhang, Montes, Bahé, Dalla Vecchia, Kay and Evans (2020). </text:span><text:span text:style-name="T239">Stellar splashback: </text:span><text:span text:style-name="T241">t</text:span><text:span text:style-name="T239">he edge of the intracluster light.</text:span><text:span text:style-name="T238"> MNRAS 500: 4181. [arxiv:2010.02937]</text:span></text:p>
        </text:list-item>
        <text:list-item>
          <text:p text:style-name="P72"><text:span text:style-name="T242">Genina, Read, Frenk, Cole, Benítez-Llambay, Ludlow, Navarro, </text:span><text:span text:style-name="T243">Oman</text:span><text:span text:style-name="T242"> and Robertson (2020). </text:span><text:span text:style-name="T244">To beta or not to beta: can higher-order Jeans analysis break the mass-anisotropy degeneracy in simulated dwarfs?</text:span><text:span text:style-name="T242"> MNRAS </text:span><text:span text:style-name="T238">498: 144</text:span><text:span text:style-name="T242">. [arxiv:1911.09124]</text:span></text:p>
        </text:list-item>
        <text:list-item>
          <text:p text:style-name="P72"><text:span text:style-name="T242">Deason, Fattahi, Frenk, Grand, </text:span><text:span text:style-name="T243">Oman</text:span><text:span text:style-name="T242">, Garrison-Kimmel, Simpson and Navarro (2020). </text:span><text:span text:style-name="T244">The edge of the Galaxy.</text:span><text:span text:style-name="T242"> MNRAS 496: 3929. [arxiv:2002.09497]</text:span></text:p>
        </text:list-item>
        <text:list-item>
          <text:p text:style-name="P72"><text:span text:style-name="T242">Mancera-Piña, Fraternali, </text:span><text:span text:style-name="T243">Oman</text:span><text:span text:style-name="T242">, Adams, Bacchini, Marasco, Oosterloo, Pezzulli, Posti, Leisman, Cannon, di Teodoro, Gault, Haynes, Reiter, Rhode, Salzer and Smith (2020). </text:span><text:span text:style-name="T244">Robust HI kinematics of gas-rich ultra-diffuse galaxies: hints of a weak-feedback formation scenario.</text:span><text:span text:style-name="T242"> MNRAS 495: 3636. [arxiv:2004.14392]</text:span></text:p>
        </text:list-item>
        <text:list-item>
          <text:p text:style-name="P72"><text:span text:style-name="T242">Marasco, Posti, </text:span><text:span text:style-name="T243">Oman</text:span><text:span text:style-name="T242">, Famaey, Cresci and Fraternali (2020). </text:span><text:span text:style-name="T244">Massive disc galaxies in cosmological hydrodynamical simulations are too dark matter-dominated.</text:span><text:span text:style-name="T242"> A&amp;A, 883: L33. [arxiv:2005.01724]</text:span></text:p>
        </text:list-item>
        <text:list-item>
          <text:p text:style-name="P73"><text:soft-page-break/><text:span text:style-name="T242">★ Santos-Santos, Navarro, Robertson, Benítez-Llambay, </text:span><text:span text:style-name="T243">Oman</text:span><text:span text:style-name="T242">, Lovell, Frenk, Ludlow, Fattahi and Ritz (2020). </text:span><text:span text:style-name="T244">Baryonic clues to the puzzling diversity of dwarf galaxy rotation curves.</text:span><text:span text:style-name="T242"> MNRAS 495: 58. [arxiv:1911.09116]</text:span></text:p>
        </text:list-item>
        <text:list-item>
          <text:p text:style-name="P73"><text:span text:style-name="T242">Cautun, Benítez-Llambay, Deason, Frenk, Fattahi, Gómez, Grand, </text:span><text:span text:style-name="T243">Oman</text:span><text:span text:style-name="T242">, Navarro and Simpson (2020). </text:span><text:span text:style-name="T244">The Milky Way total mass profile as inferred fr</text:span><text:span text:style-name="T245">o</text:span><text:span text:style-name="T244">m Gaia DR2.</text:span><text:span text:style-name="T242"> MNRAS 494: 4291. [arxiv:1911.04557]</text:span></text:p>
        </text:list-item>
        <text:list-item>
          <text:p text:style-name="P72"><text:span text:style-name="T242">Richings, Frenk, Jenkins, Robertson, Fattahi, Grand, Navarro, Pakmor, Gómez, Marinacci and </text:span><text:span text:style-name="T243">Oman</text:span><text:span text:style-name="T242"> (2020). </text:span><text:span text:style-name="T244">Subhalo destruction in the APOSTLE and Auriga simulations.</text:span><text:span text:style-name="T242"> MNRAS 492: 5780. [arxiv:1811.12437]</text:span></text:p>
        </text:list-item>
        <text:list-item>
          <text:p text:style-name="P72"><text:span text:style-name="T246">† </text:span><text:span text:style-name="T242">Lane, Navarro, Fattahi, </text:span><text:span text:style-name="T243">Oman</text:span><text:span text:style-name="T242"> and Bovy (2020). </text:span><text:span text:style-name="T244">The Ophiuchus stream progenitor: a new type of globular cluster and its possible Sagittarius connection.</text:span><text:span text:style-name="T242"> MNRAS 492: 4164. [arxiv:1905.12633</text:span><text:span text:style-name="T247">]</text:span></text:p>
        </text:list-item>
        <text:list-item>
          <text:p text:style-name="P72"><text:span text:style-name="T242">Chauhan, Lagos, Obreschkow, Power, </text:span><text:span text:style-name="T243">Oman</text:span><text:span text:style-name="T242"> and Elahi (2019). </text:span><text:span text:style-name="T244">The HI velocity function: a test of cosmology or baryon physics?</text:span><text:span text:style-name="T242"> MNRAS 488: 5898. [arxiv:1906.06130</text:span><text:span text:style-name="T247">]</text:span></text:p>
        </text:list-item>
        <text:list-item>
          <text:p text:style-name="P72"><text:span text:style-name="T242">Genina, Frenk, Benítez-Llambay, Cole, Navarro, </text:span><text:span text:style-name="T243">Oman</text:span><text:span text:style-name="T242"> and Fattahi (2019). </text:span><text:span text:style-name="T244">The distinct stellar metallicity populations of simulated Local Group dwarfs.</text:span><text:span text:style-name="T242"> MNRAS 488: 2312. [arxiv:1812.04839]</text:span></text:p>
        </text:list-item>
        <text:list-item>
          <text:p text:style-name="P72"><text:span text:style-name="T242">Bose, Frenk, Jenkins, Fattahi, Gomez, Grand, Marinacci, Navarro, </text:span><text:span text:style-name="T243">Oman</text:span><text:span text:style-name="T242">, Pakmor, Schaye, Simpson and Springel (2019). </text:span><text:span text:style-name="T244">No cores in dark matter-dominated dwarf galaxies with bursty star formation histories.</text:span><text:span text:style-name="T242"> MNRAS, 486: 4790. [arxiv:1810.03635]</text:span></text:p>
        </text:list-item>
        <text:list-item>
          <text:p text:style-name="P72"><text:span text:style-name="T242">Owers, Hudson, </text:span><text:span text:style-name="T243">Oman</text:span><text:span text:style-name="T242">, Bland-Hawthron, Brough, Bryant, Cortese, Couch, Croom, van de Sande, Federrath, Groves, Hopkins, Lawrence, Lorente, McDermid, Medling, Richards, Scott, Taranu, Welker and Yi (2019). </text:span><text:span text:style-name="T244">The SAMI Galaxy Survey: Quenching of star formation in clusters I. Transition galaxies.</text:span><text:span text:style-name="T242"> ApJ 873: 52. [arxiv:1901.08185]</text:span></text:p>
        </text:list-item>
        <text:list-item>
          <text:p text:style-name="P72"><text:span text:style-name="T243">★ Oman</text:span><text:span text:style-name="T242">, Marasco, Navarro, Frenk, Schaye and Benítez-Llambay (2019). </text:span><text:span text:style-name="T244">Non-circular motions and the diversity of dwarf galaxy rotation curves.</text:span><text:span text:style-name="T242"> MNRAS 482: 821. [arxiv:1706.07478]</text:span></text:p>
        </text:list-item>
        <text:list-item>
          <text:p text:style-name="P72"><text:span text:style-name="T242">Digby, Navarro, Fattahi, Simpson, </text:span><text:span text:style-name="T243">Oman</text:span><text:span text:style-name="T242">, Gomez, Frenk, Grand and Pakmor (2018). </text:span><text:span text:style-name="T244">The star formation histories of dwarf galaxies in Local Group cosmological simulations.</text:span><text:span text:style-name="T242"> MNRAS 485: 5423. [arxiv:1812.04839]</text:span></text:p>
        </text:list-item>
        <text:list-item>
          <text:p text:style-name="P72"><text:span text:style-name="T242">Mancera-Piña, Fraternali, Adams, Marasco, Oosterloo, </text:span><text:span text:style-name="T243">Oman</text:span><text:span text:style-name="T242">, Leisman, di Teodoro, Posti, Battipaglia, Cannon, Gault, Haynes, Janowiecki, McAllan, Pagel, Reiter, Rhode, Salzer and Smith (2019). </text:span><text:span text:style-name="T244">Off the baryonic Tully-Fisher relation: a population of baryon-dominated ultra-diffuse galaxies.</text:span><text:span text:style-name="T242"> ApJL 883: 33. [arxiv:1909.01363]</text:span></text:p>
        </text:list-item>
        <text:list-item>
          <text:p text:style-name="P72"><text:span text:style-name="T242">Fattahi, Navarro, Frenk, </text:span><text:span text:style-name="T243">Oman</text:span><text:span text:style-name="T242">, Sawala and Schaller (2018). </text:span><text:span text:style-name="T244">Tidal stripping and the structure of dwarf galaxies in the Local Group.</text:span><text:span text:style-name="T242"> MNRAS 476: 3816. [arxiv:1707.03898]</text:span></text:p>
        </text:list-item>
        <text:list-item>
          <text:p text:style-name="P74"><text:span text:style-name="T206">N</text:span><text:span text:style-name="T248">a</text:span><text:span text:style-name="T206">varro, Yozin, Loewen, Benítez-Llambay, Fattahi, Frenk, </text:span><text:span text:style-name="T249">Oman</text:span><text:span text:style-name="T206">, Schaye and Theuns (2018). </text:span><text:span text:style-name="T244">The innate origin of radial and vertical gradients in a simulated galaxy disc.</text:span><text:span text:style-name="T206"> MNRAS 476: 3648. [arxiv:1709.01040]</text:span></text:p>
        </text:list-item>
        <text:list-item>
          <text:p text:style-name="P74"><text:soft-page-break/><text:span text:style-name="T206">Marasco, </text:span><text:span text:style-name="T249">Oman</text:span><text:span text:style-name="T206">, Navarro, Frenk and Oosterloo (2018). </text:span><text:span text:style-name="T244">Bars in dark-matter-dominated dwarf galaxy discs.</text:span><text:span text:style-name="T206"> MNRAS 476: 2168. [arxiv:1711.09914]</text:span></text:p>
        </text:list-item>
        <text:list-item>
          <text:p text:style-name="P74"><text:span text:style-name="T206">Genina, <text:s/>Benítez-Llambay, Frenk, Cole, Fattahi, Navarro, </text:span><text:span text:style-name="T249">Oman</text:span><text:span text:style-name="T206">, Sawala and Theuns (2018). </text:span><text:span text:style-name="T244">The core-cusp problem: a matter of perspective.</text:span><text:span text:style-name="T206"> MNRAS 474: 1398. [arxiv:1707.06303]</text:span></text:p>
        </text:list-item>
        <text:list-item>
          <text:p text:style-name="P74"><text:span text:style-name="T206">Navarro, Benítez-Llambay, Fattahi, Frenk, Ludlow, </text:span><text:span text:style-name="T249">Oman</text:span><text:span text:style-name="T206">, Schaller and Theuns (2017). </text:span><text:span text:style-name="T244">The origin of the mass discrepancy-acceleration relation in ΛCDM.</text:span><text:span text:style-name="T206"> MNRAS 471: 1841. [arxiv:1612.06329]</text:span></text:p>
        </text:list-item>
        <text:list-item>
          <text:p text:style-name="P74"><text:span text:style-name="T206">Campbell, Frenk, Jenkins, Eke, Navarro, Sawala, Schaller, Fattahi, </text:span><text:span text:style-name="T249">Oman</text:span><text:span text:style-name="T206"> and Theuns (2017). </text:span><text:span text:style-name="T244">Knowing the unknowns: uncertainties in simple estimators of dynamical masses.</text:span><text:span text:style-name="T206"> MNRAS 469: 2335. [arxiv:1603.04443]</text:span></text:p>
        </text:list-item>
        <text:list-item>
          <text:p text:style-name="P74"><text:span text:style-name="T206">Wang, Fattahi, Cooper, Sawala, Strigari, Frenk, Navarro, </text:span><text:span text:style-name="T249">Oman</text:span><text:span text:style-name="T206"> and Schaller (2017). </text:span><text:span text:style-name="T244">Tidal features of classical Milky Way satellites in a Λ cold dark matter universe.</text:span><text:span text:style-name="T206"> MNRAS 468: 4887. [arxiv:1611.00778]</text:span></text:p>
        </text:list-item>
        <text:list-item>
          <text:p text:style-name="P74"><text:span text:style-name="T206">Sawala, Pihajoki, Johansson, Frenk, Navarro, </text:span><text:span text:style-name="T249">Oman</text:span><text:span text:style-name="T206"> and White (2017). </text:span><text:span text:style-name="T244">Shaken and stirred: The Milky Way's dark substructures.</text:span><text:span text:style-name="T206"> MNRAS 467: 4383. [arxiv:1609.01718]</text:span></text:p>
        </text:list-item>
        <text:list-item>
          <text:p text:style-name="P75"><text:span text:style-name="T206">Ludlow, Benítez-Llambay, Schaller, Theuns, Frenk, Bower, Schaye, Crain, Navarro, Fattahi and </text:span><text:span text:style-name="T249">Oman</text:span><text:span text:style-name="T206"> (2017). </text:span><text:span text:style-name="T244">The Mass-discrepancy acceleration relation: a natural outcome of galaxy formation in CDM halos.</text:span><text:span text:style-name="T206"> Phys Rev Lett 118: 161103. [arxiv:1610.07663]</text:span></text:p>
        </text:list-item>
        <text:list-item>
          <text:p text:style-name="P75"><text:span text:style-name="T206">Benítez-Llambay, Navarro, Frenk, Sawala, </text:span><text:span text:style-name="T249">Oman</text:span><text:span text:style-name="T206">, Fattahi, Schaller, Schaye, Crain and Theuns (2017). </text:span><text:span text:style-name="T244">The properties of “dark” LCDM haloes in the Local Group.</text:span><text:span text:style-name="T206"> MNRAS 465: 3913. [arxiv:1609.01301]</text:span></text:p>
        </text:list-item>
        <text:list-item>
          <text:p text:style-name="P74"><text:span text:style-name="T206">Starkenburg, </text:span><text:span text:style-name="T249">Oman</text:span><text:span text:style-name="T206">, Navarro, Crain, Fattahi, Frenk, Sawala and Schaye (2017). </text:span><text:span text:style-name="T244">The oldest and most pristine stars in the APOSTLE Local Group simulations.</text:span><text:span text:style-name="T206"> MNRAS 465: 2212. [arxiv:1609.05214]</text:span></text:p>
        </text:list-item>
        <text:list-item>
          <text:p text:style-name="P74"><text:span text:style-name="T206">Sales, Navarro, </text:span><text:span text:style-name="T249">Oman</text:span><text:span text:style-name="T206">, Fattahi, Ferrero, Abadi, Bower, Crain, Frenk, Sawala, Schaller, Schaye, Theuns and White (2016). </text:span><text:span text:style-name="T244">The low-mass end of the baryonic Tully-Fisher relation.</text:span><text:span text:style-name="T206"> MNRAS 464: 2419. [arxiv:1602.02155]</text:span></text:p>
        </text:list-item>
        <text:list-item>
          <text:p text:style-name="P74"><text:span text:style-name="T249">Oman</text:span><text:span text:style-name="T206"> and Hudson (2016). </text:span><text:span text:style-name="T244">Satellite quenching timescales in clusters from projected phase space measurements matched to simulated orbits.</text:span><text:span text:style-name="T206"> MNRAS, 463: 3083. [arxiv:1607.07934]</text:span></text:p>
        </text:list-item>
        <text:list-item>
          <text:p text:style-name="P76"><text:span text:style-name="T206">Schaller, Frenk, Fattahi, Navarro, </text:span><text:span text:style-name="T249">Oman</text:span><text:span text:style-name="T206"> and Sawala (2016). </text:span><text:span text:style-name="T244">The low abundance and insignificance of dark discs in simulated Milky Way galaxies.</text:span><text:span text:style-name="T206"> MNRAS 461: L56. [arxiv:1605.02770]</text:span></text:p>
        </text:list-item>
        <text:list-item>
          <text:p text:style-name="P76"><text:span text:style-name="T249">Oman</text:span><text:span text:style-name="T206">, Navarro, Sales, Fattahi, Frenk, Sawala, Schaller and White (2016). </text:span><text:span text:style-name="T244">Missing dark matter in dwarf galaxies?</text:span><text:span text:style-name="T206"> MNRAS 460: 3610. [arxiv:1601.01026]</text:span></text:p>
        </text:list-item>
        <text:list-item>
          <text:p text:style-name="P74"><text:span text:style-name="T206">Sawala, Frenk, Fattahi, Navarro, Bower, Crain, Dalla Vecchia, Furlong, Helly, Jenkins, </text:span><text:span text:style-name="T249">Oman</text:span><text:span text:style-name="T206">, Schaller, Schaye, Theuns, Trayford and White (2016). </text:span><text:span text:style-name="T244">The APOSTLE simulations: solutions to the Local Group's cosmic puzzles.</text:span><text:span text:style-name="T206"> MNRAS 457: 1931. [arxiv:1511.01098]</text:span></text:p>
        </text:list-item>
        <text:list-item>
          <text:p text:style-name="P74"><text:span text:style-name="T206">Fattahi, Navarro, Sawala, Frenk, </text:span><text:span text:style-name="T249">Oman</text:span><text:span text:style-name="T206">, Crain, Furlong, Schaller, Schaye, Theuns and Jenkins (2016). </text:span><text:span text:style-name="T244">The APOSTLE project: Local Group kinematic mass constraints and simulation candidate selection.</text:span><text:span text:style-name="T206"> MNRAS 457: 844. [arxiv:1507.03643]</text:span></text:p>
        </text:list-item>
        <text:list-item>
          <text:p text:style-name="P74"><text:soft-page-break/><text:span text:style-name="T249">★ Oman</text:span><text:span text:style-name="T206">, Navarro, Fattahi, Frenk, Sawala, White, Bower, Crain, Furlong, Schaller, Schaye and Theuns (2015). </text:span><text:span text:style-name="T244">The unexpected diversity of dwarf galaxy rotation curves.</text:span><text:span text:style-name="T206"> MNRAS. 452: 3650. [arxiv:1504.01437]</text:span></text:p>
        </text:list-item>
        <text:list-item>
          <text:p text:style-name="P77"><text:span text:style-name="T206">Taranu, Hudson, Balogh, Smith, Power, </text:span><text:span text:style-name="T249">Oman</text:span><text:span text:style-name="T206">, Krane (2014). </text:span><text:span text:style-name="T244">Quenching star formation in cluster galaxies.</text:span><text:span text:style-name="T206"> MNRAS 440: 1934. [arxiv:1211.3411]</text:span></text:p>
        </text:list-item>
        <text:list-item>
          <text:p text:style-name="P77"><text:span text:style-name="T249">Oman</text:span><text:span text:style-name="T206">, Hudson and Behroozi (2013). </text:span><text:span text:style-name="T244">Disentangling satellite galaxy populations using orbit tracking in simulations.</text:span><text:span text:style-name="T206"> MNRAS 431: 2307. [arxiv:1301.6757]</text:span></text:p>
        </text:list-item>
      </text:list>
      <text:p text:style-name="P78"><text:span text:style-name="T242">O</text:span><text:span text:style-name="T233">ther refereed publications</text:span></text:p>
      <text:list text:continue-numbering="true" text:style-name="L1">
        <text:list-item>
          <text:p text:style-name="P79"><text:span text:style-name="T250">O</text:span><text:span text:style-name="T251">man</text:span><text:span text:style-name="T252"> (2024). </text:span><text:span text:style-name="T253">MARTINI: Mock Array Radio Telescope Interferometry of the Neutral ISM.</text:span><text:span text:style-name="T252"> JOSS 9: 6860. </text:span><text:span text:style-name="T254">[arxiv:</text:span><text:span text:style-name="T255">2406.05574</text:span><text:span text:style-name="T254">]</text:span></text:p>
        </text:list-item>
        <text:list-item>
          <text:p text:style-name="P74"><text:span text:style-name="T250">Oman</text:span><text:span text:style-name="T256">, Starkenburg and Navarro (2018). </text:span><text:span text:style-name="T245">The “building blocks” of stellar haloes.</text:span><text:span text:style-name="T256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57">Ben</text:span><text:span text:style-name="T258">ítez-Llambay, </text:span><text:span text:style-name="T259">Ludlow, Navarro, </text:span><text:span text:style-name="T260">Oman</text:span><text:span text:style-name="T259">, Robertson, Collins, Ibata, Rich, Martin, Peñarrubia. Chapman, Tollerud and Weisz (2023). </text:span><text:span text:style-name="T135">GravSphere: Jeans modelling code.</text:span><text:span text:style-name="T259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34">Oman</text:span><text:span text:style-name="T233"> (2017). </text:span><text:span text:style-name="T235">The APOSTLE simulations: Rotation curves derived from synthetic 21-cm observations.</text:span><text:span text:style-name="T233"> Rediscovering our Galaxy, Proceedings of the IAU Symposium 334: 213. [arXiv: 1712.02562]</text:span></text:p>
        </text:list-item>
        <text:list-item>
          <text:p text:style-name="P84"><text:span text:style-name="T219">Fattahi, Navarro, Sawala, Frenk, Sales, </text:span><text:span text:style-name="T220">Oman</text:span><text:span text:style-name="T219">, Schaller and Wang (2016). </text:span><text:span text:style-name="T223">The cold dark matter content of Galactic dwarf spheroidals: no cores, no failures, no problem.</text:span><text:span text:style-name="T219"> [arxiv:1607.06479]</text:span></text:p>
        </text:list-item>
        <text:list-item>
          <text:p text:style-name="P84"><text:span text:style-name="T261">Sawala, Frenk, Fattahi, Navarro, Bower, Crain, Dalla Vecchia, Furlong, Helly, Jenkins, </text:span><text:span text:style-name="T262">Oman</text:span><text:span text:style-name="T261">, Scahller, Schaye, Theuns, Trayford and White (2014). </text:span><text:span text:style-name="T263">Local Group galaxies emerge from the dark.</text:span><text:span text:style-name="T261"> [arxiv:1412.2748]</text:span></text:p>
        </text:list-item>
      </text:list>
      <text:p text:style-name="P85"><text:span text:style-name="T264">Conferences and Workshops</text:span><text:tab/></text:p>
      <text:p text:style-name="P86"><text:span text:style-name="T265"><text:tab/></text:span><text:span text:style-name="T266">Contributed talk at </text:span><text:span text:style-name="T267">“Pathfinder HI Survey Coordination Committee workshop”<text:tab/></text:span><text:span text:style-name="T266">Sept 2025<text:line-break/><text:tab/> <text:s/>Cagliari, Italy</text:span></text:p>
      <text:p text:style-name="P87"><text:span text:style-name="T265"><text:tab/></text:span><text:span text:style-name="T266">SOC at “AstroDat”<text:tab/>Sept 2025<text:line-break/><text:tab/> <text:s/>Durham University, Durham, UK</text:span></text:p>
      <text:p text:style-name="P87"><text:span text:style-name="T266"><text:tab/>Contributed talk at “NAM2025/Galaxy formation simulations at the frontier”<text:tab/>July 2025<text:line-break/><text:tab/> <text:s/>Durham University, Durham, UK</text:span></text:p>
      <text:p text:style-name="P87"><text:span text:style-name="T265"><text:tab/></text:span><text:span text:style-name="T268">SOC at “SWAN Universe workshop”<text:tab/>Dec 2024<text:line-break/><text:tab/> <text:s/>ICRAR UWA, Perth, Australia</text:span></text:p>
      <text:p text:style-name="P88"><text:soft-page-break/><text:span text:style-name="T268"><text:tab/></text:span><text:span text:style-name="T269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9"><text:span text:style-name="T265"><text:tab/></text:span><text:span text:style-name="T27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0"><text:span text:style-name="T265"><text:tab/></text:span><text:span text:style-name="T271">SOC at “Small galaxies, cosmic questions II”<text:tab/>Aug 2024<text:line-break/><text:tab/> <text:s/>Durham University, Durham, United Kingdom</text:span></text:p>
      <text:p text:style-name="P90"><text:span text:style-name="T265"><text:tab/></text:span><text:span text:style-name="T272">Contributed talk at “Towards unified sub-grid prescriptions for galaxy mode</text:span><text:span text:style-name="T270">l</text:span><text:span text:style-name="T272">ling”<text:tab/>Sept 2023<text:line-break/><text:tab/> <text:s/>Lorentz Centre, Leiden, The Netherlands</text:span></text:p>
      <text:p text:style-name="P37"><text:span text:style-name="T265"><text:tab/></text:span><text:span text:style-name="T272">Contributed talk at “FiatLux”<text:tab/>Jun 2023<text:line-break/><text:tab/> <text:s/>Centro Mariapoli, Castel Gandolfo, Italy</text:span></text:p>
      <text:p text:style-name="P37"><text:span text:style-name="T265"><text:tab/></text:span><text:span text:style-name="T105">Contributed talk at </text:span><text:span text:style-name="T267">“Pathfinder HI Survey Coordination Committee workshop”<text:tab/></text:span><text:span text:style-name="T105">Mar 2023<text:line-break/><text:tab/> <text:s/>University of Cape Town, Cape Town, South Africa</text:span></text:p>
      <text:p text:style-name="P91"><text:span text:style-name="T265"><text:tab/></text:span><text:span text:style-name="T105">Poster at “IAUS 379: Dynamical masses of Local Group galaxies”<text:tab/>Mar 2023<text:line-break/><text:tab/> <text:s/>Telegrafenberg, Potsdam, Germany</text:span></text:p>
      <text:p text:style-name="P92"><text:span text:style-name="T265"><text:tab/></text:span><text:span text:style-name="T273">Contributed talk at “Virgo meeting”<text:tab/>Jul 2022<text:line-break/><text:tab/> <text:s/></text:span><text:span text:style-name="T274">Max-Planck Institute for Astrophysics, Garching, Germany</text:span></text:p>
      <text:p text:style-name="P93"><text:span text:style-name="T265"><text:tab/></text:span><text:span text:style-name="T275">Contributed</text:span><text:span text:style-name="T276"> talk at “</text:span><text:span text:style-name="T275">EAS2022/</text:span><text:span text:style-name="T276">SS8: D</text:span><text:span text:style-name="T277">warf galaxies beyond the Local Group”</text:span><text:span text:style-name="T278"><text:tab/></text:span><text:span text:style-name="T277">Jun 2022<text:line-break/><text:tab/> <text:s/>Valencia Conference Centre, Valencia, Spain</text:span></text:p>
      <text:p text:style-name="P94"><text:span text:style-name="T265"><text:tab/></text:span><text:span text:style-name="T275">Poster</text:span><text:span text:style-name="T276"> at “EAS2022/S4: Satellite galaxies and tidal streams”</text:span><text:span text:style-name="T265"><text:tab/></text:span><text:span text:style-name="T276">Jun 2022<text:line-break/><text:tab/> <text:s/>Valencia Conference Centre, Valencia, Spain</text:span></text:p>
      <text:p text:style-name="P95"><text:span text:style-name="T278"><text:tab/></text:span><text:span text:style-name="T277">Invited talk at “EAS2022/SS5: Neutral hydrogen”</text:span><text:span text:style-name="T278"><text:tab/></text:span><text:span text:style-name="T277">Jun 2022</text:span><text:span text:style-name="T276"><text:line-break/><text:tab/> <text:s/>Valencia Conference Centre, Valencia, Spain</text:span></text:p>
      <text:p text:style-name="P96"><text:tab/>Contributed talk at “Durham Edinburgh Exchange”<text:tab/>Jan 2022<text:line-break/><text:tab/> <text:s/>Virtual meeting</text:p>
      <text:p text:style-name="P97"><text:span text:style-name="T11"><text:tab/></text:span><text:span text:style-name="T279">Contributed talk at “Heraeus Seminar: Astrophysical windows on dark matter”<text:tab/>Nov 2021<text:line-break/><text:tab/> <text:s/>The Royal Society, London, United Kingdom</text:span></text:p>
      <text:p text:style-name="P98"><text:span text:style-name="T11"><text:tab/></text:span><text:span text:style-name="T280">Contributed talk </text:span><text:span text:style-name="T281">&amp; 2 posters</text:span><text:span text:style-name="T280"> at “National Astronomy Meeting 2021”<text:tab/>Jul 2021<text:line-break/><text:tab/> <text:s/>Virtual meeting</text:span></text:p>
      <text:p text:style-name="P99"><text:span text:style-name="T11"><text:tab/></text:span><text:span text:style-name="T280">SOC at “EAS2021/SS24: The role of nurture on the SF cycle in satellite </text:span><text:span text:style-name="T282">galaxies</text:span><text:span text:style-name="T280">”<text:tab/>Jun 2021<text:line-break/><text:tab/> <text:s/>Virtual meeting</text:span></text:p>
      <text:p text:style-name="P99"><text:span text:style-name="T11"><text:tab/></text:span><text:span text:style-name="T283">Contributed talk at “Durham Edinburgh Exchange”</text:span><text:span text:style-name="T11"><text:tab/></text:span><text:span text:style-name="T283">Jan 2021<text:line-break/><text:tab/> <text:s/>Virtual meeting</text:span></text:p>
      <text:p text:style-name="P100"><text:tab/>Contributed talk at “South American Dark Matter”<text:tab/>Dec 2020<text:line-break/><text:tab/> <text:s/>Virtual meeting</text:p>
      <text:p text:style-name="P100"><text:tab/>Contributed talk at “WALLABY Science Day”<text:tab/>Nov 2020<text:line-break/><text:tab/> <text:s/>Virtual meeting</text:p>
      <text:p text:style-name="P101"><text:soft-page-break/><text:span text:style-name="T11"><text:tab/></text:span><text:span text:style-name="T284">Invited talk at “Pathfinder HI Survey Coordination Committee workshop”<text:tab/>May 2020<text:line-break/><text:tab/> <text:s/>Virtual meeting</text:span></text:p>
      <text:p text:style-name="P102"><text:span text:style-name="T11"><text:tab/></text:span><text:span text:style-name="T284">Participant at “Virgo meeting”<text:tab/>Jan 2020<text:line-break/><text:tab/> <text:s/>Durham University, Durham, United Kingdom</text:span></text:p>
      <text:p text:style-name="P102"><text:span text:style-name="T11"><text:tab/></text:span><text:span text:style-name="T284">Contributed talk at “Durham Edinburgh Exchange”<text:tab/>Jan 2020<text:line-break/><text:tab/> <text:s/>Durham University, Durham, United Kingdom</text:span></text:p>
      <text:p text:style-name="P102"><text:span text:style-name="T11"><text:tab/></text:span><text:span text:style-name="T284">Contributed talk at “Galaxy evolution in a new era of HI surveys”<text:tab/>Aug 2019<text:line-break/><text:tab/> <text:s/>Munich Institute for Astro- and Particle Physics, Munich, Germany</text:span></text:p>
      <text:p text:style-name="P103"><text:span text:style-name="T9"><text:tab/></text:span><text:span text:style-name="T284">Contributed talk at “</text:span><text:span text:style-name="T285">Small galaxies, cosmic questions</text:span><text:span text:style-name="T284">”<text:tab/>Jul 2019<text:line-break/><text:tab/> <text:s/>Durham University, Durham, United Kingdom</text:span></text:p>
      <text:p text:style-name="P104"><text:span text:style-name="T9"><text:tab/></text:span><text:span text:style-name="T284">Contributed t</text:span><text:span text:style-name="T286">alk at “Computational cosmology”<text:tab/>Dec 2018<text:line-break/><text:tab/> <text:s/>Lorentz Centre, Leiden, The Netherlands</text:span></text:p>
      <text:p text:style-name="P105"><text:span text:style-name="T11"><text:tab/></text:span><text:span text:style-name="T286">Participant at </text:span><text:span text:style-name="T11">“</text:span><text:span text:style-name="T286">Blaauw Workshop: Galaxy dynamics in the current era”<text:tab/>Nov 2018<text:line-break/><text:tab/> <text:s/>Kapteyn Institute, Groningen, The Netherlands</text:span></text:p>
      <text:p text:style-name="P106"><text:span text:style-name="T9"><text:tab/></text:span><text:span text:style-name="T286">Contributed talk at “The HI/Story of the nearby Universe”<text:tab/>Sept 2018<text:line-break/><text:tab/> <text:s/>Kapteyn Institute/ASTRON, Groningen, The Netherlands</text:span></text:p>
      <text:p text:style-name="P105"><text:span text:style-name="T11"><text:tab/></text:span><text:span text:style-name="T286">Contributed talk at “Tensions in the LCDM paradigm”<text:tab/>May 2018<text:line-break/><text:tab/> <text:s/>Mainz Institute for Theoretical Physics, Mainz, Germany</text:span></text:p>
      <text:p text:style-name="P107"><text:span text:style-name="T9"><text:tab/></text:span><text:span text:style-name="T286">Poster at “The small-scale structure of cold(?) dark matter”<text:tab/>Ap</text:span><text:span text:style-name="T282">r</text:span><text:span text:style-name="T286"> 2018<text:line-break/><text:tab/> <text:s/>Kavli Institute for Theoretical Physics, Santa Barbara, USA</text:span></text:p>
      <text:p text:style-name="P108"><text:span text:style-name="T9"><text:tab/></text:span><text:span text:style-name="T286">Contributed talk at “Virgo meeting”<text:tab/>Dec 2017<text:line-break/><text:tab/> <text:s/>Max-Planck Institute for Astrophysics, Garching, Germany</text:span></text:p>
      <text:p text:style-name="P109"><text:span text:style-name="T287"><text:tab/>Invited talk at </text:span><text:span text:style-name="T288">“</text:span><text:span text:style-name="T287">IAUS 334: Rediscovering our Galaxy”<text:tab/>Jul 2017<text:line-break/><text:tab/> <text:s/>Telegrafenberg, Potsdam, Germany</text:span></text:p>
      <text:p text:style-name="P110"><text:span text:style-name="T289"><text:tab/></text:span><text:span text:style-name="T290">Contributed talk at “On the origin of baryonic galaxy haloes”<text:tab/>Mar 2017<text:line-break/><text:tab/> <text:s/>Observat</text:span><text:span text:style-name="T291">o</text:span><text:span text:style-name="T290">rio Astron</text:span><text:span text:style-name="T291">ómico de Quit</text:span><text:span text:style-name="T292">o</text:span><text:span text:style-name="T291">, Galapagos Islands, Ecuador</text:span></text:p>
      <text:p text:style-name="P111"><text:tab/>Contributed talk at “Northwest astronomy meeting”<text:tab/>Oct 2016<text:line-break/><text:tab/> <text:s/>Western Washington University, Bellingham, USA</text:p>
      <text:p text:style-name="P112"><text:tab/>Contributed talk at “Dark matter in the Milky Way”<text:tab/>May 2016<text:line-break/><text:tab/> <text:s/>Johannes Gutenburg University, Mainz, Germany</text:p>
      <text:p text:style-name="P113"><text:tab/>Contributed talk at “Dark matter on the smallest scales”<text:tab/>Apr 2016<text:line-break/><text:tab/> <text:s/>University of Leiden, Leiden, Netherlands</text:p>
      <text:p text:style-name="P114"><text:tab/>Contributed talk at “Potsdam thinkshop XIII: Near field cosmology”<text:tab/>Mar 2016<text:line-break/><text:tab/> <text:s/>Innsbruck University Centre, Obergurgl, Austria</text:p>
      <text:p text:style-name="P115"><text:span text:style-name="T291"><text:tab/></text:span><text:span text:style-name="T293">Participant at “HiPACC Summer School: AstroInformatics”<text:tab/>Aug 2012<text:line-break/><text:tab/> <text:s/>University of California </text:span><text:span text:style-name="T294">at </text:span><text:span text:style-name="T293">San Diego, San Diego, USA</text:span></text:p>
      <text:p text:style-name="P116"><text:soft-page-break/><text:span text:style-name="T295"><text:tab/></text:span><text:span text:style-name="T296">Poster at “Star formation and gas reservoirs in nearby groups and clusters”<text:tab/>Jul 2012<text:line-break/><text:tab/> <text:s/>Union College, Schenectady, USA</text:span></text:p>
      <text:p text:style-name="P117"><text:span text:style-name="T297">Invited </text:span><text:span text:style-name="T298">Colloquia &amp; </text:span><text:span text:style-name="T297">Seminars</text:span><text:tab/></text:p>
      <text:p text:style-name="P118"><text:tab/><text:span text:style-name="T299">Seminar: University of Ghent Department of Physics &amp; Astronomy, Belgium<text:tab/>Jun 2025</text:span></text:p>
      <text:p text:style-name="P118"><text:span text:style-name="T300"><text:tab/>Colloquium: ICRAR, University of Western Australia, Australia<text:tab/>Mar 2024</text:span></text:p>
      <text:p text:style-name="P119"><text:tab/>Colloquium: Cardiff University School of Physics &amp; Astronomy, UK<text:tab/>Nov 2023</text:p>
      <text:p text:style-name="P120"><text:tab/><text:span text:style-name="T301">Seminar: University of Edinburgh Institute for Astronomy, UK<text:tab/>Nov 2022</text:span></text:p>
      <text:p text:style-name="P121"><text:tab/>Seminar: University College London Cosmoparticle Initiative, UK<text:tab/>Mar 2022</text:p>
      <text:p text:style-name="P122"><text:tab/>Seminar: International Centre for Radio Astronomy Research, Australia<text:tab/>Aug 2021</text:p>
      <text:p text:style-name="P123"><text:span text:style-name="T298"><text:tab/>Colloquium: </text:span><text:span text:style-name="T302">Queen’s University Department of Physics and Astronomy, Canada<text:tab/>Jan 202</text:span><text:span text:style-name="T303">1</text:span></text:p>
      <text:p text:style-name="P124"><text:span text:style-name="T304"><text:tab/></text:span><text:span text:style-name="T305">Seminar</text:span><text:span text:style-name="T306">: </text:span><text:span text:style-name="T117">University of Nottingham School of Physics and Astronomy, UK<text:tab/>Dec 2020</text:span></text:p>
      <text:p text:style-name="P125"><text:span text:style-name="T307"><text:tab/></text:span><text:span text:style-name="T308">Seminar</text:span><text:span text:style-name="T298">: </text:span><text:span text:style-name="T302">Oxford University Department of Physics, UK<text:tab/>Oct 2020</text:span></text:p>
      <text:p text:style-name="P125"><text:span text:style-name="T307"><text:tab/></text:span><text:span text:style-name="T298">Seminar: </text:span><text:span text:style-name="T307">Universidade Federal do Esp</text:span><text:span text:style-name="T309">í</text:span><text:span text:style-name="T307">rito Santo Department of Physics, Brazil<text:tab/>Jul 2020</text:span></text:p>
      <text:p text:style-name="P126"><text:tab/><text:span text:style-name="T298">Colloquium: </text:span>University of Edinburgh Institute for Astronomy, UK<text:tab/>Feb 2020</text:p>
      <text:p text:style-name="P127"><text:tab/><text:span text:style-name="T298">Seminar: </text:span><text:span text:style-name="T307">Deutsches Elektronen-Synchrotron DESY, Germany<text:tab/>Nov 2019</text:span></text:p>
      <text:p text:style-name="P128"><text:tab/><text:span text:style-name="T298">Seminar: </text:span>University of Surrey Physics Department, UK<text:tab/>Sept 2017</text:p>
      <text:p text:style-name="P129"><text:tab/><text:span text:style-name="T298">Seminar: </text:span>University of Cambridge Institute of Astronomy, UK<text:tab/>May 2016</text:p>
      <text:p text:style-name="P130"><text:tab/><text:span text:style-name="T298">Seminar: </text:span>Astrophysics Institute Potsdam, Germany<text:tab/>Apr 2016</text:p>
      <text:p text:style-name="P130"><text:tab/><text:span text:style-name="T298">Seminar: </text:span>University of Washington Physics &amp; Astronomy Department, USA<text:tab/>Feb 2016</text:p>
      <text:p text:style-name="P130"><text:tab/><text:span text:style-name="T298">Seminar: </text:span>University of Waterloo Physics &amp; Astronomy Department, Canada<text:tab/>Dec 2014</text:p>
      <text:p text:style-name="P131"><text:span text:style-name="T310">Public Talks &amp; Outreach</text:span><text:span text:style-name="T7"><text:tab/></text:span></text:p>
      <text:p text:style-name="P132"><text:span text:style-name="T265"><text:tab/></text:span><text:span text:style-name="T311">Public talk: Newcastle Astronomical Society<text:tab/>Sept 2024</text:span></text:p>
      <text:p text:style-name="P132"><text:span text:style-name="T265"><text:tab/></text:span><text:span text:style-name="T312">Radio Astro Interviewee at IAU GA XXXIII<text:tab/>Aug 2024</text:span></text:p>
      <text:p text:style-name="P132"><text:span text:style-name="T265"><text:tab/></text:span><text:span text:style-name="T313">Caf</text:span><text:span text:style-name="T314">é</text:span><text:span text:style-name="T315"> Scientifique Durham speaker<text:tab/>May 2024</text:span></text:p>
      <text:p text:style-name="P133"><text:span text:style-name="T315"><text:tab/></text:span><text:span text:style-name="T316">Durham Schools Science Festival demonstrator<text:tab/>Mar 2024</text:span></text:p>
      <text:p text:style-name="P133"><text:span text:style-name="T265"><text:tab/></text:span><text:span text:style-name="T272">Street Cosmos at Blackhall demonstrator<text:tab/>Aug 2023</text:span></text:p>
      <text:p text:style-name="P9"><text:span text:style-name="T265"><text:tab/></text:span><text:span text:style-name="T317">Ogden Centre for Fundamental Physics </text:span><text:span text:style-name="T318">Ogden@20</text:span><text:span text:style-name="T317"> open day demonstrator<text:tab/>Nov 2022</text:span></text:p>
      <text:p text:style-name="P134"><text:span text:style-name="T74"><text:tab/></text:span><text:span text:style-name="T319">Celebrate Science! Durham demonstrator<text:tab/>Oct 2022</text:span></text:p>
      <text:p text:style-name="P135"><text:span text:style-name="T74"><text:tab/></text:span><text:span text:style-name="T320">Public talk: Sunderland Astronomical Society<text:tab/>Nov 2021</text:span></text:p>
      <text:p text:style-name="P136"><text:span text:style-name="T74"><text:tab/></text:span><text:span text:style-name="T321">Nuffield Foundation research placement host </text:span><text:span text:style-name="T322">for J. Turnbull</text:span><text:span text:style-name="T321"><text:tab/></text:span><text:span text:style-name="T320">Aug</text:span><text:span text:style-name="T321"> 2021</text:span></text:p>
      <text:p text:style-name="P137"><text:soft-page-break/><text:tab/>Royal Society Summer Science Exhibition Workshop<text:tab/>Jul 2021</text:p>
      <text:p text:style-name="P138"><text:span text:style-name="T323"><text:tab/></text:span><text:span text:style-name="T324">Public talk: </text:span><text:span text:style-name="T325">Rato Bangala School Science Club</text:span><text:span text:style-name="T326">, Nepal<text:tab/>Jul 20</text:span><text:span text:style-name="T327">20</text:span></text:p>
      <text:p text:style-name="P139"><text:span text:style-name="T327"><text:tab/></text:span><text:span text:style-name="T328">Durham ICC School visit</text:span><text:span text:style-name="T272">s</text:span><text:span text:style-name="T328"><text:tab/>Jan 2020 – </text:span><text:span text:style-name="T272">present</text:span></text:p>
      <text:p text:style-name="P140"><text:tab/>Celebrate Science! Durham demonstrator<text:tab/>Oct 2019</text:p>
      <text:p text:style-name="P141"><text:span text:style-name="T325"><text:tab/>Meet the IAU astronomers! programme member<text:tab/>2019 </text:span><text:span text:style-name="T329">– </text:span><text:span text:style-name="T325">present</text:span></text:p>
      <text:p text:style-name="P141"><text:span text:style-name="T288"><text:tab/></text:span><text:span text:style-name="T330">Public </text:span><text:span text:style-name="T325">t</text:span><text:span text:style-name="T330">alk: RAS of Canada, Victoria chapter monthly meeting<text:tab/>Apr 2017</text:span></text:p>
      <text:p text:style-name="P142"><text:span text:style-name="T288"><text:tab/></text:span><text:span text:style-name="T331">Public talk: Dominion Astrophysical Observatory </text:span><text:span text:style-name="T332">s</text:span><text:span text:style-name="T331">ummer star parties<text:tab/>Jul 2016</text:span></text:p>
      <text:p text:style-name="P143"><text:span text:style-name="T333"><text:tab/></text:span><text:span text:style-name="T334">University of Victoria Student Radio CFUV “Beyond the Jargon” interviewee<text:tab/>Dec 2016</text:span></text:p>
      <text:p text:style-name="P144"><text:span text:style-name="T331"><text:tab/></text:span><text:span text:style-name="T335">Public talk: SPACE: Students in Physics and Astronomy Communication<text:tab/>Jul 2016<text:line-break/><text:tab/> <text:s/>Enrichment</text:span></text:p>
      <text:p text:style-name="P130"><text:tab/>Public talk: SPACE: Students in Physics and Astronomy Communication<text:tab/>Aug 2015<text:line-break/><text:tab/> <text:s/>Enrichment</text:p>
      <text:p text:style-name="P145"><text:tab/>University of Victoria Observatory tours for various school, youth and <text:tab/>2015 – <text:span text:style-name="T336">2017</text:span><text:line-break/><text:tab/> <text:s/>general public groups<text:tab/></text:p>
      <text:p text:style-name="P146"><text:tab/><text:span text:style-name="T337">Contributor of &gt;250 physics &amp; astrophysics answers to public questions on the <text:tab/>2013 </text:span>– <text:span text:style-name="T337">present<text:line-break/><text:tab/> <text:s/>PhysicsSE Q&amp;A platform (physics.stackexchange.com/users/11053/kyle-oman)</text:span></text:p>
      <text:p text:style-name="P147"><text:span text:style-name="T338">Professional </text:span><text:span text:style-name="T339">Citizenship</text:span><text:span text:style-name="T25"><text:tab/></text:span></text:p>
      <text:p text:style-name="P148"><text:span text:style-name="T96"><text:tab/>Re</text:span><text:span text:style-name="T340">feree </text:span><text:span text:style-name="T96">for </text:span><text:span text:style-name="T341">MNRAS, ApJ, </text:span><text:span text:style-name="T342">A&amp;A,</text:span><text:span text:style-name="T341"> </text:span><text:span text:style-name="T343">NatAs, </text:span><text:span text:style-name="T344">PRL, </text:span><text:span text:style-name="T341">JCAP, </text:span><text:span text:style-name="T345">OJA, </text:span><text:span text:style-name="T346">JOSS,</text:span><text:span text:style-name="T96"><text:tab/>2016 – present<text:line-break/><text:tab/> <text:s/></text:span><text:span text:style-name="T346">Chinese Physics C</text:span></text:p>
      <text:p text:style-name="P149"><text:span text:style-name="T96"><text:tab/></text:span><text:span text:style-name="T319">Durham Astronomy &amp; Instrumentation internal mini-conference organiser<text:tab/>Jun 2022</text:span><text:span text:style-name="T74"><text:tab/></text:span></text:p>
      <text:p text:style-name="P150"><text:span text:style-name="T66"><text:tab/>Durham Physics Research Staff Consultative Committee m</text:span><text:span text:style-name="T347">ember</text:span><text:span text:style-name="T66"><text:tab/>2019 </text:span><text:span text:style-name="T65">– </text:span><text:span text:style-name="T348">present<text:line-break/><text:tab/> <text:s/>as co-chair: 2020 – 2023</text:span></text:p>
      <text:p text:style-name="P150"><text:span text:style-name="T66"><text:tab/></text:span><text:span text:style-name="T349">Durham Astronomy PhD admissions interview panellist<text:tab/>2020</text:span></text:p>
      <text:p text:style-name="P151"><text:span text:style-name="T66"><text:tab/>Durham Astronomy </text:span><text:span text:style-name="T347">ICC </text:span><text:span text:style-name="T66">postdoctoral representative </text:span><text:span text:style-name="T284">to </text:span><text:span text:style-name="T347">astronomy group</text:span><text:span text:style-name="T66"><text:tab/>20</text:span><text:span text:style-name="T347">20</text:span><text:span text:style-name="T66"> </text:span><text:span text:style-name="T65">– </text:span><text:span text:style-name="T63">2023</text:span></text:p>
      <text:p text:style-name="P152"><text:span text:style-name="T85"><text:tab/>Durham Astronomy Friday seminar co-organizer<text:tab/>2019 </text:span><text:span text:style-name="T77">– </text:span><text:span text:style-name="T344">2020</text:span></text:p>
      <text:p text:style-name="P151"><text:span text:style-name="T66"><text:tab/>Kapteyn Institute Monday seminar co-organizer<text:tab/>2018 </text:span><text:span text:style-name="T65">– </text:span><text:span text:style-name="T66">2019</text:span></text:p>
      <text:p text:style-name="P153"><text:span text:style-name="T100"><text:tab/></text:span><text:span text:style-name="T350">Funding proposal reviews for </text:span><text:span text:style-name="T351">UKRI/STFC (UK), SNF (Switzerland),<text:tab/>2018<text:line-break/><text:tab/> <text:s/></text:span><text:span text:style-name="T350">FWO (Belgium), Conicyt (Chile)</text:span></text:p>
      <text:p text:style-name="P154"><text:tab/>University of Victoria Physics &amp; Astronomy graduate student association<text:tab/>2014 – 2015<text:line-break/><text:tab/> <text:s text:c="2"/>vice-chair</text:p>
      <text:p text:style-name="P155"><text:tab/>University of Victoria astronomy group weekly discussion meeting chair<text:tab/>2014 – 2015</text:p>
      <text:p text:style-name="P155"><text:tab/>University of Victoria graduate student representative to department<text:tab/>2014 – 2015</text:p>
      <text:p text:style-name="P155"><text:tab/>University of Waterloo undergraduate student representative to department<text:tab/>2008 – 2011</text:p>
      <text:p text:style-name="P156"><text:soft-page-break/><text:span text:style-name="T352">Training &amp; professional development</text:span><text:span text:style-name="T25"><text:tab/></text:span></text:p>
      <text:p text:style-name="P157"><text:span text:style-name="T96"><text:tab/></text:span><text:span text:style-name="T353">Leadership effectiveness<text:tab/>Oct 2024<text:line-break/><text:tab/> <text:s/>The Royal Society &amp; ICL Business School</text:span></text:p>
      <text:p text:style-name="P157"><text:span text:style-name="T96"><text:tab/></text:span><text:span text:style-name="T354">Introduction to </text:span><text:span text:style-name="T355">m</text:span><text:span text:style-name="T354">anagement<text:tab/>Sept 2024<text:line-break/><text:tab/> <text:s/>The Royal Society &amp; ICL Business School</text:span></text:p>
      <text:p text:style-name="P157"><text:span text:style-name="T354"><text:tab/></text:span><text:span text:style-name="T353">Getting started with doctoral supervision<text:tab/>Jan 2024<text:line-break/><text:tab/> <text:s/>Durham Centre for Academic Development (DCAD)</text:span></text:p>
      <text:p text:style-name="P158"><text:span text:style-name="T354"><text:tab/></text:span><text:span text:style-name="T356">Research-informed public engagement<text:tab/>Jul 2023<text:line-break/><text:tab/> <text:s/>DiRAC &amp; Science Museums Group</text:span></text:p>
      <text:p text:style-name="P159"><text:span text:style-name="T357">Professional Memberships</text:span><text:tab/></text:p>
      <text:p text:style-name="P160"><text:span text:style-name="T358"><text:tab/></text:span><text:span text:style-name="T347">WALLABY survey member (Technical Working Group 1)</text:span><text:span text:style-name="T358"><text:tab/></text:span><text:span text:style-name="T347">2020 </text:span><text:span text:style-name="T9">–</text:span><text:span text:style-name="T347"> present<text:line-break/><text:tab/> <text:s/></text:span><text:span text:style-name="T359">TWG 1 co-chair: 2024 – present</text:span></text:p>
      <text:p text:style-name="P160"><text:span text:style-name="T359"><text:tab/></text:span><text:span text:style-name="T360">MIGHTEE-HI survey member<text:tab/>2023 – present</text:span></text:p>
      <text:p text:style-name="P160"><text:span text:style-name="T347"><text:tab/>MHONGOOSE survey member<text:tab/>2020 </text:span><text:span text:style-name="T9">– </text:span><text:span text:style-name="T347">present</text:span></text:p>
      <text:p text:style-name="P161"><text:span text:style-name="T344"><text:tab/></text:span><text:span text:style-name="T361">SKA </text:span><text:span text:style-name="T343">Cosmology</text:span><text:span text:style-name="T361"> Science Working Group member<text:tab/>202</text:span><text:span text:style-name="T343">2</text:span><text:span text:style-name="T361"> </text:span><text:span text:style-name="T96">– </text:span><text:span text:style-name="T361">present</text:span></text:p>
      <text:p text:style-name="P162"><text:span text:style-name="T347"><text:tab/></text:span><text:span text:style-name="T362">SKA HI Galaxy Science Working Group member<text:tab/>2021 </text:span><text:span text:style-name="T9">– </text:span><text:span text:style-name="T362">present</text:span></text:p>
      <text:p text:style-name="P163"><text:span text:style-name="T347"><text:tab/></text:span><text:span text:style-name="T9">Virgo Consortium for Cosmological Supercomputer Simulations </text:span><text:span text:style-name="T363">m</text:span><text:span text:style-name="T9">ember<text:tab/>2013 </text:span><text:span text:style-name="T100">– </text:span><text:span text:style-name="T9">present</text:span></text:p>
      <text:p text:style-name="P160"><text:span text:style-name="T358"><text:tab/></text:span><text:span text:style-name="T364">Canadian Astronomical Society (CASCA) Ordinary Member<text:tab/>2016 – </text:span><text:span text:style-name="T365">2019</text:span></text:p>
      <text:p text:style-name="P164"><text:tab/>International Astronomical Union (IAU) Junior Member<text:tab/>2018 – present</text:p>
      <text:p text:style-name="P164"><text:tab/><text:span text:style-name="T366">Fellow of the Royal Astronomical Society<text:tab/>2024 – present</text:span></text:p>
      <text:p text:style-name="P165"><text:span text:style-name="T367">Public codes &amp; utilities</text:span><text:tab/></text:p>
      <text:p text:style-name="P166"><text:span text:style-name="T368">A</text:span><text:span text:style-name="T356">s lead author:</text:span></text:p>
      <text:p text:style-name="P167"><text:span text:style-name="T368"><text:tab/></text:span><text:span text:style-name="T16">SWIFTGalaxy<text:tab/>2022</text:span><text:span text:style-name="T17"><text:line-break/><text:tab/> <text:s/>github.com/</text:span><text:span text:style-name="T369">SWIFTSIM</text:span><text:span text:style-name="T17">/swiftgalaxy</text:span></text:p>
      <text:p text:style-name="P168"><text:span text:style-name="T358"><text:tab/></text:span><text:span text:style-name="T370">MARTINI: Mock Array Radio Telescope Interferometry of the Neutral ISM<text:tab/>2019<text:line-break/><text:tab/> <text:s/>github.com/kyleaoman/martini<text:line-break/><text:tab/> <text:s/></text:span><text:span text:style-name="T371">Code reviewed through PyOpenSci &amp; published in JOSS</text:span></text:p>
      <text:p text:style-name="P169"><text:tab/>read_eagle (python-only version)<text:tab/>2019<text:line-break/><text:tab/> <text:s/>github.com/kyleaoman/pyread_eagle</text:p>
      <text:p text:style-name="P169"><text:tab/>eagleSQLTools (python3 version)<text:tab/>2018<text:line-break/><text:tab/> <text:s/>github.com/kyleaoman/eagleSqlTools</text:p>
      <text:p text:style-name="P170">As contributor:</text:p>
      <text:p text:style-name="P170"><text:tab/>astropy, SWIFTSimIO <text:span text:style-name="T372">(co-maintainer)</text:span>, <text:span text:style-name="T373">3D</text:span>Barolo</text:p>
      <text:p text:style-name="P117"><text:soft-page-break/><text:span text:style-name="T297">Languages</text:span><text:tab/></text:p>
      <text:p text:style-name="P144"><text:span text:style-name="T11"><text:tab/></text:span><text:span text:style-name="T358">English (native), French (native), </text:span><text:span text:style-name="T365">Dutch (basic)</text:span></text:p>
      <text:p text:style-name="P171"><text:span text:style-name="T374">Citizenship</text:span><text:tab/></text:p>
      <text:p text:style-name="P172"><text:span text:style-name="T358"><text:tab/></text:span><text:span text:style-name="T375">Canadian</text:span></text:p>
      <text:p text:style-name="P173">References<text:tab/></text:p>
      <text:p text:style-name="P174"><text:span text:style-name="T376"><text:tab/>Prof. </text:span><text:span text:style-name="T320">Carlos Frenk</text:span><text:span text:style-name="T376"><text:line-break/><text:tab/></text:span><text:span text:style-name="T320">Institute for Computational Cosmology</text:span><text:span text:style-name="T377">, </text:span><text:span text:style-name="T320">Durham University</text:span><text:span text:style-name="T377"><text:line-break/><text:tab/>+</text:span><text:span text:style-name="T320">44 191 334 3641</text:span><text:span text:style-name="T377"><text:line-break/><text:tab/></text:span><text:a xlink:type="simple" xlink:href="mailto:c.s.frenk@durham.ac.uk" text:style-name="Internet_20_link" text:visited-style-name="Visited_20_Internet_20_Link"><text:span text:style-name="T320">c.s.frenk@durham.ac.uk</text:span></text:a></text:p>
      <text:p text:style-name="P175"><text:span text:style-name="T11"><text:tab/></text:span><text:span text:style-name="T378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78">sctrager@astro.rug.nl</text:span></text:a></text:p>
      <text:p text:style-name="P176"><text:span text:style-name="T379"><text:tab/></text:span><text:span text:style-name="T380">Prof. Julio Navarro</text:span><text:span text:style-name="T381"><text:line-break/></text:span><text:span text:style-name="T380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0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5-20T22:04:27.274536425">2025-05-20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5-20T22:03:59.890249601</dc:date>
    <meta:editing-duration>P1DT20H8M18S</meta:editing-duration>
    <meta:editing-cycles>234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3" meta:character-count="37756" meta:non-whitespace-character-count="32346"/>
  </office:meta>
</office:document-meta>
</file>